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background-color="#e0e0e0">
        <style:background-image/>
      </style:paragraph-properties>
    </style:style>
    <style:style style:name="P3" style:family="paragraph" style:parent-style-name="Standard">
      <style:paragraph-properties fo:text-align="center" style:justify-single-word="false" fo:padding-left="0.0555in" fo:padding-right="0.028in" fo:padding-top="0.0138in" fo:padding-bottom="0.0138in" fo:border="0.0071in solid #00000a"/>
    </style:style>
    <style:style style:name="P4" style:family="paragraph" style:parent-style-name="Standard" style:list-style-name="WWNum3">
      <style:paragraph-properties fo:margin-top="0in" fo:margin-bottom="0in" fo:line-height="100%"/>
    </style:style>
    <style:style style:name="P5" style:family="paragraph" style:parent-style-name="Standard" style:list-style-name="WWNum4">
      <style:paragraph-properties fo:margin-top="0in" fo:margin-bottom="0in" fo:line-height="100%" fo:text-align="justify" style:justify-single-word="false"/>
    </style:style>
    <style:style style:name="P6" style:family="paragraph" style:parent-style-name="Standard">
      <style:paragraph-properties fo:margin-top="0in" fo:margin-bottom="0in" fo:line-height="100%" fo:text-align="justify" style:justify-single-word="false"/>
      <style:text-properties fo:font-size="12pt" style:font-size-asian="12pt" style:font-size-complex="12pt"/>
    </style:style>
    <style:style style:name="P7" style:family="paragraph" style:parent-style-name="Standard" style:list-style-name="WWNum5">
      <style:paragraph-properties fo:margin-top="0in" fo:margin-bottom="0in"/>
    </style:style>
    <style:style style:name="P8" style:family="paragraph" style:parent-style-name="Standard">
      <style:paragraph-properties fo:margin-left="0.2in" fo:margin-right="0in" fo:margin-top="0in" fo:margin-bottom="0in" fo:line-height="100%" fo:text-indent="0in" style:auto-text-indent="false"/>
      <style:text-properties fo:font-size="12pt" style:font-size-asian="12pt" style:font-size-complex="12pt"/>
    </style:style>
    <style:style style:name="P9" style:family="paragraph" style:parent-style-name="Standard">
      <style:paragraph-properties fo:text-align="center" style:justify-single-word="false" fo:padding-left="0.0555in" fo:padding-right="0.0555in" fo:padding-top="0in" fo:padding-bottom="0.0138in" fo:border="0.0071in solid #00000a"/>
    </style:style>
    <style:style style:name="P10" style:family="paragraph" style:parent-style-name="Standard">
      <style:paragraph-properties fo:margin-left="0in" fo:margin-right="-0.4819in" fo:margin-top="0in" fo:margin-bottom="0in" fo:line-height="100%" fo:text-indent="0in" style:auto-text-indent="false"/>
    </style:style>
    <style:style style:name="P11" style:family="paragraph" style:parent-style-name="Standard">
      <style:paragraph-properties fo:margin-left="0.5in" fo:margin-right="0in" fo:text-align="justify" style:justify-single-word="false" fo:text-indent="-0.5in" style:auto-text-indent="false"/>
    </style:style>
    <style:style style:name="P12" style:family="paragraph" style:parent-style-name="Standard" style:master-page-name="Standard">
      <style:paragraph-properties fo:text-align="center" style:justify-single-word="false" style:page-number="auto" fo:background-color="#e0e0e0">
        <style:background-image/>
      </style:paragraph-properties>
    </style:style>
    <style:style style:name="P13" style:family="paragraph" style:parent-style-name="Body_20_Text_20_Indent_20_3">
      <style:paragraph-properties fo:margin-left="0.5in" fo:margin-right="0in" fo:line-height="100%" fo:text-align="justify" style:justify-single-word="false" fo:text-indent="-0.5in" style:auto-text-indent="false"/>
    </style:style>
    <style:style style:name="P14" style:family="paragraph" style:parent-style-name="Body_20_Text_20_Indent_20_3">
      <style:paragraph-properties fo:margin-left="0.5in" fo:margin-right="0in" fo:line-height="100%" fo:text-align="justify" style:justify-single-word="false" fo:text-indent="-0.5in" style:auto-text-indent="false">
        <style:tab-stops>
          <style:tab-stop style:position="1.5in"/>
        </style:tab-stops>
      </style:paragraph-properties>
    </style:style>
    <style:style style:name="P15" style:family="paragraph" style:parent-style-name="Body_20_Text_20_Indent_20_3">
      <style:paragraph-properties fo:margin-left="2in" fo:margin-right="0in" fo:line-height="100%" fo:text-align="justify" style:justify-single-word="false" fo:text-indent="0.5in" style:auto-text-indent="false"/>
    </style:style>
    <style:style style:name="P16" style:family="paragraph" style:parent-style-name="Body_20_Text_20_Indent_20_3">
      <style:paragraph-properties fo:margin-left="0in" fo:margin-right="0in" fo:line-height="100%" fo:text-align="justify" style:justify-single-word="false" fo:text-indent="0in" style:auto-text-indent="false">
        <style:tab-stops>
          <style:tab-stop style:position="1.5in"/>
        </style:tab-stops>
      </style:paragraph-properties>
      <style:text-properties style:font-name="Calibri" fo:font-size="12pt" style:font-size-asian="12pt" style:font-weight-complex="bold"/>
    </style:style>
    <style:style style:name="P17" style:family="paragraph" style:parent-style-name="Body_20_Text_20_Indent_20_3">
      <style:paragraph-properties fo:margin-left="0in" fo:margin-right="0in" fo:line-height="100%" fo:text-align="justify" style:justify-single-word="false" fo:text-indent="0in" style:auto-text-indent="false">
        <style:tab-stops>
          <style:tab-stop style:position="1.5in"/>
        </style:tab-stops>
      </style:paragraph-properties>
      <style:text-properties style:font-name="Calibri" fo:font-size="12pt" fo:font-weight="bold" style:font-size-asian="12pt" style:font-weight-asian="bold" style:font-weight-complex="bold"/>
    </style:style>
    <style:style style:name="P18" style:family="paragraph" style:parent-style-name="html_5f_0020preformatted">
      <style:paragraph-properties fo:margin-top="0in" fo:margin-bottom="0in"/>
    </style:style>
    <style:style style:name="P19" style:family="paragraph" style:parent-style-name="html_5f_0020preformatted">
      <style:paragraph-properties fo:margin-top="0in" fo:margin-bottom="0in"/>
      <style:text-properties fo:color="#000000" style:font-name="Calibri" fo:font-weight="bold" style:font-weight-asian="bold"/>
    </style:style>
    <style:style style:name="P20" style:family="paragraph" style:parent-style-name="AHS_5f_Body" style:list-style-name="">
      <style:paragraph-properties fo:text-align="justify" style:justify-single-word="false"/>
      <style:text-properties style:font-name="Calibri" fo:font-size="12pt" style:font-size-asian="12pt" style:font-name-complex="Times New Roman1" style:font-size-complex="12pt" style:font-weight-complex="bold"/>
    </style:style>
    <style:style style:name="P21" style:family="paragraph" style:parent-style-name="AHS_5f_Body" style:list-style-name="">
      <style:text-properties style:font-name="Calibri" fo:font-size="12pt" fo:font-weight="bold" style:font-size-asian="12pt" style:font-weight-asian="bold" style:font-name-complex="Times New Roman1" style:font-size-complex="12pt" style:font-weight-complex="bold"/>
    </style:style>
    <style:style style:name="P22" style:family="paragraph" style:parent-style-name="AHS_5f_Body" style:list-style-name="">
      <style:paragraph-properties fo:text-align="justify" style:justify-single-word="false"/>
      <style:text-properties style:font-name="Calibri" fo:font-size="12pt" fo:font-weight="bold" style:font-size-asian="12pt" style:font-weight-asian="bold" style:font-name-complex="Times New Roman1" style:font-size-complex="12pt" style:font-weight-complex="bold"/>
    </style:style>
    <style:style style:name="P23" style:family="paragraph" style:parent-style-name="AHS_5f_Body" style:list-style-name="">
      <style:text-properties style:font-name="Calibri" fo:font-size="12pt" fo:font-weight="bold" style:font-size-asian="12pt" style:font-weight-asian="bold" style:font-name-complex="Times New Roman1" style:font-size-complex="12pt"/>
    </style:style>
    <style:style style:name="P24" style:family="paragraph" style:parent-style-name="AHS_5f_Body" style:list-style-name=""/>
    <style:style style:name="P25" style:family="paragraph" style:parent-style-name="AHS_5f_Body" style:list-style-name="">
      <style:paragraph-properties fo:text-align="justify" style:justify-single-word="false"/>
    </style:style>
    <style:style style:name="P26" style:family="paragraph" style:parent-style-name="AHS_5f_Body" style:list-style-name="">
      <style:paragraph-properties fo:margin-left="0.5in" fo:margin-right="0in" fo:text-align="justify" style:justify-single-word="false" fo:text-indent="-0.5in" style:auto-text-indent="false"/>
      <style:text-properties style:font-name="Calibri" fo:font-size="12pt" fo:font-weight="bold" style:font-size-asian="12pt" style:font-weight-asian="bold" style:font-name-complex="Times New Roman1" style:font-size-complex="12pt" style:font-weight-complex="bold"/>
    </style:style>
    <style:style style:name="P27" style:family="paragraph" style:parent-style-name="AHS_5f_Body" style:list-style-name="">
      <style:paragraph-properties fo:margin-left="0.5in" fo:margin-right="0in" fo:text-align="justify" style:justify-single-word="false" fo:text-indent="-0.5in" style:auto-text-indent="false"/>
    </style:style>
    <style:style style:name="P28" style:family="paragraph" style:parent-style-name="AHS_5f_Body" style:list-style-name="">
      <style:paragraph-properties fo:margin-left="0in" fo:margin-right="0in" fo:text-align="justify" style:justify-single-word="false" fo:text-indent="0.5in" style:auto-text-indent="false"/>
    </style:style>
    <style:style style:name="P29" style:family="paragraph" style:parent-style-name="AHS_5f_Body" style:list-style-name="">
      <style:paragraph-properties fo:margin-left="0.3752in" fo:margin-right="0in" fo:text-indent="0in" style:auto-text-indent="false"/>
    </style:style>
    <style:style style:name="P30" style:family="paragraph" style:parent-style-name="AHS_5f_Body" style:list-style-name="">
      <style:paragraph-properties fo:margin-left="0.3752in" fo:margin-right="0in" fo:text-indent="0in" style:auto-text-indent="false"/>
      <style:text-properties style:font-name="Calibri" fo:font-size="12pt" style:font-size-asian="12pt" style:font-name-complex="Times New Roman1" style:font-size-complex="12pt"/>
    </style:style>
    <style:style style:name="P31" style:family="paragraph" style:parent-style-name="Normal_20__28_Web_29_">
      <style:paragraph-properties fo:margin-top="0in" fo:margin-bottom="0in" fo:text-align="justify" style:justify-single-word="false"/>
    </style:style>
    <style:style style:name="P32" style:family="paragraph" style:parent-style-name="Normal_20__28_Web_29_">
      <style:paragraph-properties fo:margin-left="0in" fo:margin-right="0in" fo:margin-top="0in" fo:margin-bottom="0in" fo:text-align="justify" style:justify-single-word="false" fo:text-indent="0.5in" style:auto-text-indent="false"/>
    </style:style>
    <style:style style:name="T1" style:family="text">
      <style:text-properties fo:font-size="12pt" style:font-size-asian="12pt" style:font-size-complex="12pt"/>
    </style:style>
    <style:style style:name="T2" style:family="text">
      <style:text-properties fo:font-size="12pt" style:font-size-asian="12pt" style:font-size-complex="12pt" style:font-weight-complex="bold"/>
    </style:style>
    <style:style style:name="T3" style:family="text">
      <style:text-properties fo:font-size="12pt" fo:font-weight="bold" style:font-size-asian="12pt" style:font-weight-asian="bold" style:font-size-complex="12pt"/>
    </style:style>
    <style:style style:name="T4" style:family="text">
      <style:text-properties style:text-position="super 58%" fo:font-size="12pt" style:font-size-asian="12pt" style:font-size-complex="12pt"/>
    </style:style>
    <style:style style:name="T5" style:family="text">
      <style:text-properties style:text-position="super 58%" fo:font-size="12pt" style:font-size-asian="12pt" style:font-size-complex="12pt" style:font-weight-complex="bold"/>
    </style:style>
    <style:style style:name="T6" style:family="text">
      <style:text-properties style:text-position="super 58%" style:font-name="Calibri" fo:font-size="12pt" style:font-size-asian="12pt" style:font-name-complex="Times New Roman1" style:font-size-complex="12pt"/>
    </style:style>
    <style:style style:name="T7" style:family="text">
      <style:text-properties style:font-name="Calibri" fo:font-size="12pt" style:font-size-asian="12pt"/>
    </style:style>
    <style:style style:name="T8" style:family="text">
      <style:text-properties style:font-name="Calibri" fo:font-size="12pt" style:font-size-asian="12pt" style:font-name-complex="Times New Roman1" style:font-size-complex="12pt"/>
    </style:style>
    <style:style style:name="T9" style:family="text">
      <style:text-properties style:font-name="Calibri" fo:font-size="12pt" style:font-size-asian="12pt" style:font-size-complex="12pt"/>
    </style:style>
    <style:style style:name="T10" style:family="text">
      <style:text-properties style:font-name="Calibri" fo:font-size="12pt" style:font-size-asian="12pt" style:font-weight-complex="bold"/>
    </style:style>
    <style:style style:name="T11" style:family="text">
      <style:text-properties style:font-name="Calibri" fo:font-size="12pt" fo:font-weight="bold" style:font-size-asian="12pt" style:font-weight-asian="bold"/>
    </style:style>
    <style:style style:name="T12" style:family="text">
      <style:text-properties style:font-name="Calibri" fo:font-size="12pt" fo:font-weight="bold" style:font-size-asian="12pt" style:font-weight-asian="bold" style:font-name-complex="Times New Roman1" style:font-size-complex="12pt"/>
    </style:style>
    <style:style style:name="T13" style:family="text">
      <style:text-properties style:font-name="Calibri" fo:font-size="12pt" fo:font-weight="bold" style:font-size-asian="12pt" style:font-weight-asian="bold" style:font-name-complex="Times New Roman1" style:font-size-complex="12pt" style:font-weight-complex="bold"/>
    </style:style>
    <style:style style:name="T14" style:family="text">
      <style:text-properties style:font-name="Calibri" fo:font-size="12pt" fo:font-weight="bold" style:letter-kerning="true" style:font-size-asian="12pt" style:font-weight-asian="bold" style:font-name-complex="Times New Roman1" style:font-size-complex="12pt"/>
    </style:style>
    <style:style style:name="T15" style:family="text">
      <style:text-properties style:font-name="Calibri" fo:font-size="12pt" style:letter-kerning="true" style:font-size-asian="12pt" style:font-name-complex="F" style:font-size-complex="12pt"/>
    </style:style>
    <style:style style:name="T16" style:family="text">
      <style:text-properties style:font-name="Calibri" fo:font-size="12pt" fo:font-style="italic" fo:font-weight="bold" style:font-size-asian="12pt" style:font-style-asian="italic" style:font-weight-asian="bold" style:font-name-complex="Times New Roman1" style:font-size-complex="12pt"/>
    </style:style>
    <style:style style:name="T17" style:family="text">
      <style:text-properties style:font-name="Calibri" fo:font-weight="bold" style:font-weight-asian="bold"/>
    </style:style>
    <style:style style:name="T18" style:family="text">
      <style:text-properties style:font-name="Calibri" fo:font-weight="bold" style:font-weight-asian="bold" style:font-weight-complex="bold"/>
    </style:style>
    <style:style style:name="T19" style:family="text">
      <style:text-properties fo:color="#000000" style:font-name="Calibri"/>
    </style:style>
    <style:style style:name="T20" style:family="text">
      <style:text-properties fo:color="#000000" style:font-name="Calibri" fo:font-weight="bold" style:letter-kerning="true" style:font-weight-asian="bold" style:font-weight-complex="bold"/>
    </style:style>
    <style:style style:name="T21" style:family="text">
      <style:text-properties fo:color="#000000" style:font-name="Calibri" fo:font-weight="bold" style:font-weight-asian="bold"/>
    </style:style>
    <style:style style:name="T22" style:family="text">
      <style:text-properties fo:color="#000000" fo:font-size="12pt" style:letter-kerning="true"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GoBack"/><text:span text:style-name="T3">BHARANIDHARAN B</text:span></text:p>
      <text:p text:style-name="P2"><text:span text:style-name="T1">Contact: +91 9962997124, E mail: bharani_dharan1@yahoo.com</text:span></text:p>
      <text:p text:style-name="P1"><text:span text:style-name="T1">Preferred Location: Chennai</text:span></text:p>
      <text:p text:style-name="P3"><text:span text:style-name="T3">SUMMARY</text:span></text:p>
      <text:list xml:id="list6346589466642696586" text:style-name="WWNum3">
        <text:list-item>
          <text:p text:style-name="P4"><text:span text:style-name="T1">Having total 2+ years of experience in International Voice process handling US, UK Clients </text:span></text:p>
        </text:list-item>
        <text:list-item>
          <text:p text:style-name="P4"><text:span text:style-name="T1">Experience in Web research | Cold Calling | Online Presentation | Handling Pilot | Lead Generation| Client Interaction.</text:span></text:p>
        </text:list-item>
        <text:list-item>
          <text:p text:style-name="P4"><text:span text:style-name="T1">As a Business Analyst - Identifying right prospects after market research about industries and create database.</text:span></text:p>
        </text:list-item>
        <text:list-item>
          <text:p text:style-name="P4"><text:span text:style-name="T1">Scheduling an appointment with a prospect after cold calling and convert them into Lead by creating opportunity.</text:span></text:p>
        </text:list-item>
        <text:list-item>
          <text:p text:style-name="P4"><text:span text:style-name="T1">Excellent problem-solving skills. Organized with multi-tasking ability and Prioritize effectively.</text:span></text:p>
        </text:list-item>
        <text:list-item>
          <text:p text:style-name="P4"><text:span text:style-name="T1">Adaptability and ability to work under pressure – Time management.</text:span></text:p>
        </text:list-item>
        <text:list-item>
          <text:p text:style-name="P4"><text:span text:style-name="T1">Knowledge of handling customer issues and outstanding communication skills – To interact both with clients and inter department.</text:span></text:p>
        </text:list-item>
        <text:list-item>
          <text:p text:style-name="P4"><text:span text:style-name="T1">Outstanding interpersonal skills, good networking and presentation skills.</text:span></text:p>
        </text:list-item>
        <text:list-item>
          <text:p text:style-name="P4"><text:span text:style-name="T1">Willing to learn and listen.</text:span></text:p>
        </text:list-item>
        <text:list-item>
          <text:p text:style-name="P4"><text:span text:style-name="T1">Quick to grasp client requirements.</text:span></text:p>
        </text:list-item>
        <text:list-item>
          <text:p text:style-name="P4"><text:span text:style-name="T1">Service ethics, customer-oriented communication skills.</text:span></text:p>
        </text:list-item>
      </text:list>
      <text:p text:style-name="P8"/>
      <text:p text:style-name="P9"><text:span text:style-name="T3">SCHOLASTICS</text:span></text:p>
      <text:list xml:id="list6198990545222338350" text:style-name="WWNum4">
        <text:list-item>
          <text:p text:style-name="P5"><text:span text:style-name="T1">SSLC(10</text:span><text:span text:style-name="T4">th</text:span><text:span text:style-name="T1">) Amruth Public School, Bangalore in 2006; Secured 73.88%</text:span></text:p>
        </text:list-item>
        <text:list-item>
          <text:p text:style-name="P5"><text:span text:style-name="T1">PUC(12</text:span><text:span text:style-name="T4">th</text:span><text:span text:style-name="T1">) from Reva Institute of Technology, Bangalore University, Bangalore in 2008; secured 51%.</text:span></text:p>
        </text:list-item>
        <text:list-item>
          <text:p text:style-name="P5"><text:span text:style-name="T1">B.Com From SHAISHA INSISTUTIONS, Chennai 2011: Secured “A” Grade. </text:span></text:p>
        </text:list-item>
      </text:list>
      <text:p text:style-name="P6"/>
      <text:p text:style-name="P9"><text:span text:style-name="T3">IT FORTE</text:span></text:p>
      <text:list xml:id="list6035018162997211080" text:style-name="WWNum5">
        <text:list-item>
          <text:p text:style-name="P7"><text:span text:style-name="T1">Programming Language<text:tab/>- <text:s/>C, C++, </text:span></text:p>
        </text:list-item>
        <text:list-item>
          <text:p text:style-name="P7"><text:span text:style-name="T1">Tools<text:tab/><text:tab/><text:tab/>- <text:s/>MS Office</text:span></text:p>
        </text:list-item>
      </text:list>
      <text:p text:style-name="P9"><text:span text:style-name="T3">PROFESSIONAL EXPERIENCE</text:span></text:p>
      <text:p text:style-name="P26"/>
      <text:p text:style-name="P27"><text:span text:style-name="T13">Company Name: CES Ltd.<text:tab/> <text:s text:c="2"/><text:tab/> <text:s text:c="5"/><text:tab/><text:tab/><text:tab/><text:tab/><text:tab/>Feb 2015 – Till Date</text:span></text:p>
      <text:p text:style-name="P26"/>
      <text:p text:style-name="P27"><text:span text:style-name="html_5f_0020preformatted_5f__5f_char"><text:span text:style-name="T14">Designation</text:span></text:span><text:span text:style-name="T13">: Business Development Executive</text:span></text:p>
      <text:p text:style-name="P26"/>
      <text:p text:style-name="P31"><text:span text:style-name="T20">Company Profile: </text:span></text:p>
      <text:p text:style-name="P26"><text:soft-page-break/></text:p>
      <text:p text:style-name="P28"><text:span text:style-name="cont1"><text:span text:style-name="T15"><text:s text:c="12"/>CES is an information technology consulting and process outsourcing services company. CES helps top retailers and marketplaces (eBags.com, Art.com, U.S. Auto Parts and Advance Auto Parts) with their proven Ecomerce Support Services. In essence, CES 10+ years of proven experience enables to generate millions in profitable revenue every month, reduce non-core costs while increasing customer satisfaction.</text:span></text:span></text:p>
      <text:p text:style-name="P26"/>
      <text:p text:style-name="P31"><text:span text:style-name="html_5f_0020preformatted_5f__5f_char"><text:span text:style-name="T17">Roles &amp; Responsibilities:</text:span></text:span></text:p>
      <text:p text:style-name="P26"/>
      <text:p text:style-name="AHS_5f_Body"><text:span text:style-name="html_5f_0020preformatted_5f__5f_char"><text:span text:style-name="T8">Responsible for End to End Sales (the entire cycle of Sales).</text:span></text:span></text:p>
      <text:p text:style-name="AHS_5f_Body"><text:span text:style-name="html_5f_0020preformatted_5f__5f_char"><text:span text:style-name="T8">Identifying the right business (Companies).</text:span></text:span></text:p>
      <text:p text:style-name="AHS_5f_Body"><text:span text:style-name="html_5f_0020preformatted_5f__5f_char"><text:span text:style-name="T8">Sourcing key contacts (decision makers) from multiple resources like - Jigsaw, Zoominfo, LinkedIn, InsideView…</text:span></text:span></text:p>
      <text:p text:style-name="AHS_5f_Body"><text:span text:style-name="html_5f_0020preformatted_5f__5f_char"><text:span text:style-name="T8">Creating pitch (Overview about the companies).</text:span></text:span></text:p>
      <text:p text:style-name="AHS_5f_Body"><text:span text:style-name="html_5f_0020preformatted_5f__5f_char"><text:span text:style-name="T8">Key responsible area - Generating Leads, Web research, cold calling, online presentation, working on trail projects, and closure of the sale in co-ordination with BD Head. </text:span></text:span></text:p>
      <text:p text:style-name="AHS_5f_Body"><text:span text:style-name="html_5f_0020preformatted_5f__5f_char"><text:span text:style-name="T8">Periodical Emails &amp; Follow ups to the prospect and convert into leads for long term business engagement.</text:span></text:span></text:p>
      <text:p text:style-name="AHS_5f_Body"><text:span text:style-name="html_5f_0020preformatted_5f__5f_char"><text:span text:style-name="T8">Sharing the capabilities through Cold Calling &amp; schedule business calls with CXO.</text:span></text:span></text:p>
      <text:p text:style-name="AHS_5f_Body"><text:span text:style-name="html_5f_0020preformatted_5f__5f_char"><text:span text:style-name="T8">Lead all “Appointments/Concall” by way of making corporate overview and offering-related presentations.</text:span></text:span></text:p>
      <text:p text:style-name="AHS_5f_Body"><text:span text:style-name="html_5f_0020preformatted_5f__5f_char"><text:span text:style-name="T8">Extensive expertise on convincing, rebuttal &amp; rate negotiation.</text:span></text:span></text:p>
      <text:p text:style-name="AHS_5f_Body"><text:span text:style-name="html_5f_0020preformatted_5f__5f_char"><text:span text:style-name="T8">Doing Market research &amp; Marketing promotion for Customer service and eCommerce projects.</text:span></text:span></text:p>
      <text:p text:style-name="AHS_5f_Body"><text:span text:style-name="html_5f_0020preformatted_5f__5f_char"><text:span text:style-name="T8">Build and maintain excellent relationships with clients &amp; project managers to maintain standard quality.</text:span></text:span></text:p>
      <text:p text:style-name="AHS_5f_Body"><text:span text:style-name="html_5f_0020preformatted_5f__5f_char"><text:span text:style-name="T8">Set sales targets and define a strategy to achieve these targets and to follow the set strategy punctually.</text:span></text:span></text:p>
      <text:p text:style-name="AHS_5f_Body"><text:span text:style-name="html_5f_0020preformatted_5f__5f_char"><text:span text:style-name="T8">Co-ordinating with the software team on developing new application to improve productivity.</text:span></text:span></text:p>
      <text:p text:style-name="AHS_5f_Body"><text:span text:style-name="html_5f_0020preformatted_5f__5f_char"><text:span text:style-name="T8">Approach existing clients to share testimony for new business.</text:span></text:span></text:p>
      <text:p text:style-name="P29"><text:span text:style-name="html_5f_0020preformatted_5f__5f_char"><text:span text:style-name="T8"/></text:span></text:p>
      <text:p text:style-name="P10"><text:span text:style-name="html_5f_0020preformatted_5f__5f_char"><text:span text:style-name="T22"/></text:span></text:p>
      <text:p text:style-name="P10"><text:span text:style-name="html_5f_0020preformatted_5f__5f_char"><text:span text:style-name="T22"/></text:span></text:p>
      <text:p text:style-name="P25"><text:span text:style-name="T13">Company Name: Dream Mine Studios<text:tab/><text:tab/><text:tab/>Oct 2012 – Aug 2014</text:span></text:p>
      <text:p text:style-name="P18"><text:span text:style-name="html_5f_0020preformatted_5f__5f_char"><text:span text:style-name="T21"/></text:span></text:p>
      <text:p text:style-name="P18"><text:span text:style-name="html_5f_0020preformatted_5f__5f_char"><text:span text:style-name="T21">Designation: </text:span></text:span><text:span text:style-name="T18">Lead Generation/ Business Development Executive</text:span></text:p>
      <text:p text:style-name="P19"/>
      <text:p text:style-name="P31"><text:span text:style-name="T20">Company Profile: </text:span></text:p>
      <text:p text:style-name="P31"><text:span text:style-name="html_5f_0020preformatted_5f__5f_char"><text:span text:style-name="T20"/></text:span></text:p>
      <text:p text:style-name="P32"><text:span text:style-name="cont1"><text:span text:style-name="T9">Dream Mine Studios has been in the web design and search engine optimization ( Web Development, Mobile Apps, Ecommerce Development, SEO )</text:span></text:span></text:p>
      <text:p text:style-name="P32"><text:span text:style-name="cont1"><text:span text:style-name="T9"/></text:span></text:p>
      <text:p text:style-name="P32"><text:span text:style-name="html_5f_0020preformatted_5f__5f_char"><text:span text:style-name="T19"/></text:span></text:p>
      <text:p text:style-name="P31"><text:span text:style-name="html_5f_0020preformatted_5f__5f_char"><text:span text:style-name="T17">Roles &amp; Responsibilities:</text:span></text:span></text:p>
      <text:p text:style-name="P26"/>
      <text:p text:style-name="AHS_5f_Body"><text:soft-page-break/><text:span text:style-name="html_5f_0020preformatted_5f__5f_char"><text:span text:style-name="T8">Responsible for the Business Development by creating new clients and increasing clientele based on the brand requirements.</text:span></text:span></text:p>
      <text:p text:style-name="AHS_5f_Body"><text:span text:style-name="html_5f_0020preformatted_5f__5f_char"><text:span text:style-name="T8">Developed a formal strategy for identifying opportunities, including business plans and marketing events.</text:span></text:span></text:p>
      <text:p text:style-name="AHS_5f_Body"><text:span text:style-name="T8">Searching for right candidates for In-house and to support clients.</text:span></text:p>
      <text:p text:style-name="AHS_5f_Body"><text:span text:style-name="T8">Identifying prospects from candidate projects and convert into leads. </text:span></text:p>
      <text:p text:style-name="AHS_5f_Body"><text:span text:style-name="T8">Conducting market research and ensuring lead generation.</text:span></text:p>
      <text:p text:style-name="AHS_5f_Body"><text:span text:style-name="T8">Presentation and Demo about the Product and Services offering.</text:span></text:p>
      <text:p text:style-name="AHS_5f_Body"><text:span text:style-name="T8">Cold Calling, Lead Generation and follow up on the schedules.</text:span></text:p>
      <text:p text:style-name="AHS_5f_Body"><text:span text:style-name="T8">Prepare daily reports, participate in conference calls, and develop guidelines.</text:span></text:p>
      <text:p text:style-name="P26"/>
      <text:p text:style-name="P21"/>
      <text:p text:style-name="P22"/>
      <text:p text:style-name="P30"/>
      <text:p text:style-name="P9"><text:span text:style-name="T3">CERTIFICATE and OTHER CREDENTIALS</text:span></text:p>
      <text:p text:style-name="AHS_5f_Body"><text:span text:style-name="T8">Participated in Microsoft Presales webinar.</text:span></text:p>
      <text:p text:style-name="AHS_5f_Body"><text:span text:style-name="T8">National Level Price holder in Nanotechnology Symposium </text:span></text:p>
      <text:p text:style-name="AHS_5f_Body"><text:span text:style-name="T8">Achieved 2</text:span><text:span text:style-name="T6">nd</text:span><text:span text:style-name="T8"> position in Intermediate R15 Championship.</text:span></text:p>
      <text:p text:style-name="P20"/>
      <text:p text:style-name="P20"/>
      <text:p text:style-name="P9"><text:span text:style-name="T3">PERSONAL DOSSIER</text:span></text:p>
      <text:p text:style-name="P11"><text:span text:style-name="T1">Father’s name <text:tab/><text:tab/></text:span><text:span text:style-name="T3">:</text:span><text:span text:style-name="T1"><text:tab/>Balasubramani V</text:span></text:p>
      <text:p text:style-name="P11"><text:span text:style-name="T1">Date of Birth<text:tab/><text:tab/></text:span><text:span text:style-name="T3"><text:tab/>:</text:span><text:span text:style-name="T1"> <text:tab/></text:span><text:span text:style-name="T2">03</text:span><text:span text:style-name="T5">rd</text:span><text:span text:style-name="T2"> Aug, 1991</text:span></text:p>
      <text:p text:style-name="P13"><text:span text:style-name="T7">Address<text:tab/><text:tab/><text:tab/></text:span><text:span text:style-name="T11">: </text:span><text:span text:style-name="T7"><text:tab/>No. 192 KVB Garden,</text:span></text:p>
      <text:p text:style-name="P15"><text:span text:style-name="T7">R.A Puram,</text:span></text:p>
      <text:p text:style-name="P15"><text:span text:style-name="T7">Chennai – 600028. <text:s/></text:span></text:p>
      <text:p text:style-name="P14"><text:span text:style-name="T7">Languages Known<text:tab/><text:tab/></text:span><text:span text:style-name="T11">: </text:span><text:span text:style-name="T7"><text:tab/></text:span><text:span text:style-name="T10">English, Hindi, Tamil, Telugu</text:span><text:span text:style-name="T7"> &amp; kannada <text:s text:c="4"/></text:span></text:p>
      <text:p text:style-name="P14"><text:span text:style-name="T7">Hobbies Include</text:span><text:span text:style-name="T10"> <text:s text:c="21"/>: <text:s text:c="11"/>Playing Cricket, Hockey and Table Tennis</text:span></text:p>
      <text:p text:style-name="P14"><text:span text:style-name="T10"><text:tab/> <text:s text:c="36"/><text:tab/> <text:s text:c="11"/>Web Surfing &amp; watching sports</text:span></text:p>
      <text:p text:style-name="P14"><text:span text:style-name="T10"><text:tab/><text:tab/><text:tab/> <text:s/><text:tab/></text:span></text:p>
      <text:p text:style-name="P16"/>
      <text:p text:style-name="P17"/>
      <text:p text:style-name="P24"><text:span text:style-name="T12">Dated:<text:tab/> 09/04/2015</text:span></text:p>
      <text:p text:style-name="P23"/>
      <text:p text:style-name="P24"><text:span text:style-name="T12">Place:<text:tab/>Chennai<text:tab/><text:tab/><text:tab/><text:tab/><text:tab/><text:tab/><text:tab/> <text:s text:c="6"/></text:span><text:span text:style-name="T16">BHARANIDHAR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ody_20_Text_20_Indent_20_3" style:display-name="Body Text Indent 3" style:family="paragraph" style:parent-style-name="Standard" style:default-outline-level="" style:list-style-name="">
      <style:paragraph-properties fo:margin-left="1in" fo:margin-right="0in" fo:margin-top="0in" fo:margin-bottom="0in" fo:line-height="150%" fo:text-indent="0in" style:auto-text-indent="false"/>
      <style:text-properties style:font-name="Verdana" fo:font-size="10pt" style:font-name-asian="Times New Roman1" style:font-size-asian="10pt" style:font-name-complex="Times New Roman1" style:font-size-complex="12pt"/>
    </style:style>
    <style:style style:name="AHS_5f_Body" style:display-name="AHS_Body" style:family="paragraph" style:parent-style-name="Standard" style:default-outline-level="" style:list-style-name="">
      <style:paragraph-properties fo:margin-top="0in" fo:margin-bottom="0in" fo:line-height="100%"/>
      <style:text-properties fo:color="#000000" style:font-name="Helvetica" fo:font-size="9pt" style:letter-kerning="true" style:font-name-asian="Times New Roman1" style:font-size-asian="9pt" style:font-name-complex="Arial1" style:font-size-complex="9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html_5f_0020preformatted" style:display-name="html_0020preformatted" style:family="paragraph" style:parent-style-name="Standard" style:default-outline-level="" style:list-style-name="">
      <style:paragraph-properties fo:margin-top="0in" fo:margin-bottom="0.0835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Indent_20_3_20_Char" style:display-name="Body Text Indent 3 Char" style:family="text" style:parent-style-name="Default_20_Paragraph_20_Font">
      <style:text-properties style:font-name="Verdana" fo:font-size="10pt" style:font-name-asian="Times New Roman1" style:font-size-asian="10pt" style:font-name-complex="Times New Roman1" style:font-size-complex="12pt"/>
    </style:style>
    <style:style style:name="html_5f_0020preformatted_5f__5f_char" style:display-name="html_0020preformatted__char" style:family="text"/>
    <style:style style:name="cont1" style:family="text">
      <style:text-properties fo:color="#000000" style:text-line-through-style="none" style:font-name="Verdana" fo:font-size="8.5pt" fo:font-style="normal" style:text-underline-style="none" fo:font-weight="normal" style:text-blinking="false" style:font-size-asian="8.5pt" style:font-style-asian="normal" style:font-weight-asian="normal" style:font-size-complex="8.5pt" style:font-style-complex="normal" style:font-weight-complex="normal"/>
    </style:style>
    <style:style style:name="apple-converted-space" style:family="text" style:parent-style-name="Default_20_Paragraph_20_Font"/>
    <style:style style:name="apple-style-spa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font-variant="normal" fo:text-transform="none" fo:color="#cc3300" style:text-line-through-style="none" style:text-position="0% 100%" fo:font-size="12pt" fo:font-style="normal" fo:font-weight="bold" style:font-size-asian="12pt" style:font-style-asian="normal" style:font-weight-asian="bold" text:display="true"/>
    </style:style>
    <style:style style:name="ListLabel_20_3" style:display-name="ListLabel 3"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jay Dinakaran</meta:initial-creator>
    <dc:creator>Bharanidharan Balasubramani</dc:creator>
    <meta:editing-cycles>139</meta:editing-cycles>
    <meta:creation-date>2013-03-05T16:44:00</meta:creation-date>
    <dc:date>2015-12-21T20:05:00</dc:date>
    <meta:editing-duration>PT4M34S</meta:editing-duration>
    <meta:generator>OpenOffice/4.1.1$Win32 OpenOffice.org_project/411m6$Build-9775</meta:generator>
    <meta:document-statistic meta:table-count="0" meta:image-count="0" meta:object-count="0" meta:page-count="3" meta:paragraph-count="71" meta:word-count="653" meta:character-count="47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